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5d0c7" officeooo:paragraph-rsid="0005d0c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05d0c7" officeooo:paragraph-rsid="0005d0c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783d6" officeooo:paragraph-rsid="000783d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94ec4" officeooo:paragraph-rsid="00094ec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05d0c7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0783d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0f8742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5d0c7" officeooo:paragraph-rsid="0010fcd8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05d0c7" officeooo:paragraph-rsid="0005d0c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0783d6" officeooo:paragraph-rsid="00094ec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0783d6" officeooo:paragraph-rsid="000bfc6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0a251c" officeooo:paragraph-rsid="000a251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0a251c" officeooo:paragraph-rsid="000bfc6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0bfc64" officeooo:paragraph-rsid="000bfc6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0f8742" officeooo:paragraph-rsid="000f874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0f8742" officeooo:paragraph-rsid="0010fcd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0f8742" officeooo:paragraph-rsid="00174fe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10fcd8" officeooo:paragraph-rsid="0010fcd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4ec4" style:font-style-asian="normal" style:font-style-complex="normal"/>
    </style:style>
    <style:style style:name="T3" style:family="text">
      <style:text-properties fo:font-style="normal" officeooo:rsid="000bfc64" style:font-style-asian="normal" style:font-style-complex="normal"/>
    </style:style>
    <style:style style:name="T4" style:family="text">
      <style:text-properties officeooo:rsid="000783d6"/>
    </style:style>
    <style:style style:name="T5" style:family="text">
      <style:text-properties officeooo:rsid="00094ec4"/>
    </style:style>
    <style:style style:name="T6" style:family="text">
      <style:text-properties officeooo:rsid="000a251c"/>
    </style:style>
    <style:style style:name="T7" style:family="text">
      <style:text-properties officeooo:rsid="000bfc64"/>
    </style:style>
    <style:style style:name="T8" style:family="text">
      <style:text-properties officeooo:rsid="000f8742"/>
    </style:style>
    <style:style style:name="T9" style:family="text">
      <style:text-properties officeooo:rsid="0010fcd8"/>
    </style:style>
    <style:style style:name="T10" style:family="text">
      <style:text-properties officeooo:rsid="00136464"/>
    </style:style>
    <style:style style:name="T11" style:family="text">
      <style:text-properties officeooo:rsid="00174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 données OMM :</text:p>
      <text:p text:style-name="P2"/>
      <text:p text:style-name="P5">Agg_hour :</text:p>
      <text:p text:style-name="P9">Pour les paramètres out_temp, out_humidity, wind10_avg <text:span text:style-name="T4">(à défaut wind_avg)</text:span>, <text:span text:style-name="T5">barometer, </text:span>il faut garder la valeur <text:s/>out_temp, out_humidity, wind10_avg, <text:span text:style-name="T5">barometer</text:span> de la dernière obs élémentaire de l’heure. Par exemple :</text:p>
      <text:p text:style-name="P2"><text:span text:style-name="T1"><text:tab/>agg_hour de start_dat = ‘2021-04-28 10:00:00’, il faut garder la valeur de l’obs élémentaire <text:tab/>de stop_dat = ‘ 2021-04-28 11:00:00’</text:span></text:p>
      <text:p text:style-name="P3"><text:span text:style-name="T1">On peut les appeler out_temp_omm, out_humidity_omm, wind10_avg_omm, </text:span><text:span text:style-name="T2">barometer_omm.</text:span></text:p>
      <text:p text:style-name="P3"><text:span text:style-name="T1"/></text:p>
      <text:p text:style-name="P4"><text:span text:style-name="T1">Pour les max/min, les valeurs ..._omm_max, _omm_min, omm_maxtime, omm_mintime sont les mêmes en fait que les valeurs _max, _min, maxtime, mintime. Ce qui va changer c’est dans la période de calcul pour les agrégations journalières. </text:span><text:span text:style-name="T3">De même pour la somme de rain. On peut avoir le paramètre rain_omm_sum mais c’est en fait le même paramètre que rain_sum.</text:span></text:p>
      <text:p text:style-name="P2"><text:span text:style-name="T1"/></text:p>
      <text:p text:style-name="P6">Agg_<text:span text:style-name="T4">day</text:span> :</text:p>
      <text:p text:style-name="P10">Pour les paramètres out_temp_omm, out_humidity_omm, wind10_avg_omm, <text:span text:style-name="T6">barometer_omm, </text:span>on calcule la moyenne des 24 valeurs horaire de start_dat allant de 00h à 23h <text:span text:style-name="T6">(en fait ce sont donc les valeurs de 01h à 00h le lendemain)</text:span>. <text:span text:style-name="T5">On peut les appeler </text:span>out_temp_omm_<text:span text:style-name="T5">avg</text:span>, out_humidity_omm_<text:span text:style-name="T5">avg</text:span>, wind10_omm_<text:span text:style-name="T10">avg</text:span><text:span text:style-name="T5">. </text:span><text:span text:style-name="T6">barometer_omm_avg.</text:span></text:p>
      <text:p text:style-name="P10"/>
      <text:p text:style-name="P12">Pour le max de out_temp au sens omm, on calcule le max des 24 out_temp_omm_max (ou out_temp_max) horaires de start_dat allant de 0<text:span text:style-name="T7">7</text:span>h le jour à 0<text:span text:style-name="T7">6</text:span>h le lendemain. C’est l<text:span text:style-name="T7">a </text:span><text:s/>même <text:span text:style-name="T7">méthode de </text:span>calcul que pour un max normal sauf que la période est entre 07h le jour à 07h le lendemain.</text:p>
      <text:p text:style-name="P10"/>
      <text:p text:style-name="P13">Pour le m<text:span text:style-name="T7">in</text:span> de out_temp au sens omm, on calcule le m<text:span text:style-name="T7">in</text:span> des 24 out_temp_omm_m<text:span text:style-name="T7">in</text:span> (ou out_temp_m<text:span text:style-name="T7">in</text:span>) horaires de start_dat allant de <text:span text:style-name="T7">19</text:span>h l<text:span text:style-name="T7">a</text:span> <text:span text:style-name="T7">veille</text:span> à <text:span text:style-name="T7">18</text:span>h le lendemain. C’est l<text:span text:style-name="T7">a </text:span><text:s/>même <text:span text:style-name="T7">méthode de </text:span>calcul que pour un m<text:span text:style-name="T7">in</text:span> normal sauf que la période est entre <text:span text:style-name="T7">19</text:span>h l<text:span text:style-name="T7">a</text:span> <text:span text:style-name="T7">veille</text:span> à <text:span text:style-name="T7">19</text:span>h le <text:span text:style-name="T7">jour</text:span>.</text:p>
      <text:p text:style-name="P11"/>
      <text:p text:style-name="P14">Pour la somme de rain au sens omm, on fait la somme des 24 rain_omm_sum (ou rain_sum) horaires de start_dat allant de 07h le jour à 06h le lendemain. <text:span text:style-name="T6">C’est l</text:span>a <text:span text:style-name="T6"><text:s/>même </text:span>méthode de <text:span text:style-name="T6">calcul que pour un</text:span>e somme<text:span text:style-name="T6"> normal</text:span>e<text:span text:style-name="T6"> sauf que la période est entre 07h le jour à 07h le lendemain.</text:span></text:p>
      <text:p text:style-name="P14"/>
      <text:p text:style-name="P7">Agg_<text:span text:style-name="T8">month</text:span> :</text:p>
      <text:p text:style-name="P15">Le min absolu mensuel de out_temp au sens omm <text:span text:style-name="T11">(out_temp_omm_min) </text:span>est calculé en prenant le min de tous les out_temp_omm_min quotidiens du mois. <text:span text:style-name="T11">out_temp_omm_mintime est la date de ce min absolu.</text:span></text:p>
      <text:p text:style-name="P15"/>
      <text:p text:style-name="P17">Le max absolu mensuel de out_temp au sens omm <text:span text:style-name="T11">(out_temp_omm_max) </text:span>est calculé en prenant le max de tous les out_temp_omm_max quotidiens <text:s/>du mois. <text:span text:style-name="T11">out_temp_omm_maxtime est la date de ce max absolu.</text:span></text:p>
      <text:p text:style-name="P15"/>
      <text:p text:style-name="P15">La moyenne de out_temp, out_humidity, wind10_avg, barometer au sens omm est calculée en faisant la moyenne de tous les omm_avg quotidiens respectifs du mois. </text:p>
      <text:p text:style-name="P15"/>
      <text:p text:style-name="P18">La somme mensuelle de rain au sens omm <text:span text:style-name="T11">(rain_omm_sum) </text:span>est calculée en faisant la somme de tous les rain_omm_sum quotidiens du mois.</text:p>
      <text:p text:style-name="P18"/>
      <text:p text:style-name="P8">Agg_<text:span text:style-name="T9">year</text:span> :</text:p>
      <text:p text:style-name="P16">Le min absolu <text:span text:style-name="T9">annuel </text:span>de out_temp au sens omm est calculé en prenant le min de tous les out_temp_omm_min <text:span text:style-name="T9">mensuels de l’année</text:span>.</text:p>
      <text:p text:style-name="P16"><text:soft-page-break/></text:p>
      <text:p text:style-name="P16">Le max absolu <text:span text:style-name="T9">annuel</text:span> de out_temp au sens omm est calculé en prenant le max de tous les out_temp_omm_max <text:span text:style-name="T9">mensuels</text:span> <text:s/>d<text:span text:style-name="T9">e l’année</text:span>.</text:p>
      <text:p text:style-name="P16"/>
      <text:p text:style-name="P16">La moyenne de out_temp, out_humidity, wind10_avg, barometer au sens omm est calculée en faisant la moyenne de tous les omm_avg <text:span text:style-name="T9">mensuels</text:span> respectifs d<text:span text:style-name="T9">e l’année</text:span>. </text:p>
      <text:p text:style-name="P16"/>
      <text:p text:style-name="P18">La somme annuelle de rain au sens omm est calculée en faisant la somme de tous les rain_omm_sum mensuels de l’anné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ubert QUETELARD</meta:initial-creator>
    <meta:creation-date>2021-04-28T10:27:03.953260979</meta:creation-date>
    <dc:date>2021-04-28T22:51:57.777771349</dc:date>
    <dc:creator>Hubert QUETELARD</dc:creator>
    <meta:editing-duration>PT11H30M45S</meta:editing-duration>
    <meta:editing-cycles>5</meta:editing-cycles>
    <meta:generator>LibreOffice/7.1.2.2$MacOSX_X86_64 LibreOffice_project/8a45595d069ef5570103caea1b71cc9d82b2aae4</meta:generator>
    <meta:document-statistic meta:table-count="0" meta:image-count="0" meta:object-count="0" meta:page-count="2" meta:paragraph-count="21" meta:word-count="525" meta:character-count="3186" meta:non-whitespace-character-count="2672"/>
  </office:meta>
</office:document-meta>
</file>